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P1" style:family="paragraph" style:parent-style-name="Standard">
      <style:paragraph-properties fo:line-height="150%"/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Table_20_Contents">
      <style:text-properties style:font-name="Arial" fo:font-size="20pt" style:font-size-asian="20pt" style:font-size-complex="2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3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2"><draw:a xlink:type="simple" xlink:href="https://shop.pimoroni.com/" office:name="Pimoroni Shop" office:target-frame-name="_blank" xlink:show="new"><draw:frame draw:style-name="fr1" draw:name="графики1" text:anchor-type="paragraph" svg:width="8.52cm" svg:height="2.06cm" draw:z-index="0"><draw:image xlink:href="../images/Pimoroni-logo.png" xlink:type="simple" xlink:show="embed" xlink:actuate="onLoad"/></draw:frame></draw:a></text:p>
          </table:table-cell>
          <table:table-cell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bo Bonchev</meta:initial-creator>
    <meta:creation-date>2018-06-11T14:22:32.60</meta:creation-date>
    <dc:date>2018-06-17T10:59:02.97</dc:date>
    <dc:creator>Lubo Bonchev</dc:creator>
    <meta:editing-duration>PT18M53S</meta:editing-duration>
    <meta:editing-cycles>4</meta:editing-cycles>
    <meta:generator>OpenOffice/4.1.5$Win32 OpenOffice.org_project/415m1$Build-9789</meta:generator>
    <meta:document-statistic meta:table-count="1" meta:image-count="1" meta:object-count="0" meta:page-count="1" meta:paragraph-count="0" meta:word-count="0" meta:character-count="0"/>
  </office:meta>
</office:document-meta>
</file>